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obinson Crusoe sucht schon als Jugendlicher das Abenteuer. Er hört nicht auf die guten Ratschläge seiner Freunde und ignoriert die schlechten Vorzeichen, die seinen Weg begleiten. Schließlich strandet er auf einer einsamen Insel und verbringt dort viele Jahre allein. Dann bemerkt er zufällig, dass seine Insel regelmäßig auch von Kannibalen besucht wird. Einen jungen Mann rettet er aus ihren Händen und nennt ihn "Freitag". Diese Ausgabe von Robinson Crusoe wartet mit 8 farbigen und 40 schwarz-weißen liebevollen Illustrationen des Künstlers Karl Mühlmeister (1876 - ca. 1942) auf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6:58:24.193000000</dc:date>
    <meta:editing-duration>PT5S</meta:editing-duration>
    <meta:editing-cycles>2</meta:editing-cycles>
    <meta:generator>LibreOffice/7.3.7.2$Windows_X86_64 LibreOffice_project/e114eadc50a9ff8d8c8a0567d6da8f454beeb84f</meta:generator>
    <meta:document-statistic meta:table-count="0" meta:image-count="0" meta:object-count="0" meta:page-count="1" meta:paragraph-count="1" meta:word-count="87" meta:character-count="585" meta:non-whitespace-character-count="498"/>
  </office:meta>
</office:document-meta>
</file>